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meta.xml"/>
  <manifest:file-entry manifest:media-type="text/xml" manifest:full-path="styles.xml"/>
  <manifest:file-entry manifest:media-type="text/xml" manifest:full-path="content.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Default section style -->
    <style:style style:name="OrgSection" style:family="section">
      <style:section-properties style:editable="true">
        <style:columns fo:column-count="1" fo:column-gap="0cm"/>
      </style:section-properties>
    </style:style>
    <!-- Other handy section styles -->
    <style:style style:name="OrgTwoColumnSection" style:family="section">
      <style:section-properties style:editable="true">
        <style:columns fo:column-count="2" fo:column-gap="0cm">
          <style:column style:rel-width="1*" fo:start-indent="0cm" fo:end-indent="0cm"/>
          <style:column style:rel-width="1*" fo:start-indent="0cm" fo:end-indent="0cm"/>
        </style:columns>
      </style:section-properties>
    </style:style>
    <style:style style:name="OrgThreeColumnSection" style:family="section">
      <style:section-properties style:editable="true">
        <style:columns fo:column-count="3" fo:column-gap="0cm">
          <style:column style:rel-width="1*" fo:start-indent="0cm" fo:end-indent="0cm"/>
          <style:column style:rel-width="1*" fo:start-indent="0cm" fo:end-indent="0cm"/>
          <style:column style:rel-width="1*" fo:start-indent="0cm" fo:end-indent="0cm"/>
        </style:columns>
      </style:section-properties>
    </style:style>
    <style:style style:name="OrgTwoColumnSection-1-2" style:family="section">
      <style:section-properties style:editable="true">
        <style:columns fo:column-count="2">
          <style:column style:rel-width="1*" fo:start-indent="0cm" fo:end-indent="0cm"/>
          <style:column style:rel-width="2*" fo:start-indent="0cm" fo:end-indent="0cm"/>
        </style:columns>
      </style:section-properties>
    </style:style>
    <style:style style:name="OrgTwoColumnSection-2-1" style:family="section">
      <style:section-properties style:editable="true">
        <style:columns fo:column-count="2">
          <style:column style:rel-width="2*" fo:start-indent="0cm" fo:end-indent="0cm"/>
          <style:column style:rel-width="1*" fo:start-indent="0cm" fo:end-indent="0cm"/>
        </style:columns>
      </style:section-properties>
    </style:style>
    <!-- Section styles for Table Of Contents and Other Indices -->
    <style:style style:name="OrgIndexSection" style:family="section">
      <style:section-properties style:editable="tru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ableRow" style:family="table-row">
      <style:table-row-properties fo:keep-together="always"/>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Contents" style:family="paragraph" style:parent-style-name="Table_20_Contents">
      <style:paragraph-properties fo:text-align="center" style:justify-single-word="false"/>
    </style:style>
    <style:style style:name="OrgEquationLastColumnContents"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style:style style:name="CustomRow" style:family="table-row">
      <style:table-row-properties fo:keep-together="always"/>
    </style:style>
    <!-- Table Paragraph Styles -->
    <style:style style:name="Custom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Contents"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Contents"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Figure"/>
        <text:sequence-decl text:display-outline-level="0" text:name="SubEntity"/>
        <text:sequence-decl text:display-outline-level="2" text:name="Text"/>
        <text:sequence-decl text:display-outline-level="2" text:name="Equation"/>
        <text:sequence-decl text:display-outline-level="2" text:name="Listing"/>
      </text:sequence-decls>
      <text:p text:style-name="OrgTitle">
<text:title>Aesop’s Fables</text:title></text:p>
      <text:p text:style-name="OrgSubtitle"><text:user-defined text:name="Subtitle">Translated by George Fyler Townsend</text:user-defined></text:p>
      <!-- begin -->
      <text:h text:style-name="Heading_20_1" text:outline-level="1"><text:bookmark-start text:name="org5192ad7"/>The Wolf And The Lamb<text:bookmark-end text:name="org5192ad7"/></text:h>
      <text:p text:style-name="Text_20_body">Wolf, meeting with a Lamb astray from the fold, resolved not to lay
violent hands on him, but to find some plea to justify to the Lamb the
Wolf’s right to eat him. He thus addressed him: “Sirrah, last year you
grossly insulted me.” “Indeed,” bleated the Lamb in a mournful tone of
voice, “I was not then born.” Then said the Wolf, “You feed in my
pasture.” “No, good sir,” replied the Lamb, “I have not yet tasted
grass.” Again said the Wolf, “You drink of my well.” “No,” exclaimed
the Lamb, “I never yet drank water, for as yet my mother’s milk is
both food and drink to me.” Upon which the Wolf seized him and ate him
up, saying, “Well! I won’t remain supperless, even though you refute
every one of my imputations.” The tyrant will always find a pretext
for his tyranny.</text:p>
      <text:h text:style-name="Heading_20_1" text:outline-level="1"><text:bookmark-start text:name="org56d39fa"/>The Bat And The Weasels<text:bookmark-end text:name="org56d39fa"/></text:h>
      <text:p text:style-name="Text_20_body">A bat who fell upon the ground and was caught by a Weasel pleaded to
be spared his life. The Weasel refused, saying that he was by nature
the enemy of all birds. The Bat assured him that he was not a bird,
but a mouse, and thus was set free. Shortly afterwards the Bat again
fell to the ground and was caught by another Weasel, whom he likewise
entreated not to eat him. The Weasel said that he had a special
hostility to mice. The Bat assured him that he was not a mouse, but a
bat, and thus a second time escaped.</text:p>
      <text:p text:style-name="Text_20_body">It is wise to turn circumstances to good account.</text:p>
      <text:h text:style-name="Heading_20_1" text:outline-level="1"><text:bookmark-start text:name="org368f393"/>The Ass And The Grasshopper<text:bookmark-end text:name="org368f393"/></text:h>
      <text:p text:style-name="Text_20_body">An ass having heard some Grasshoppers chirping, was highly enchanted;
and, desiring to possess the same charms of melody, demanded what sort
of food they lived on to give them such beautiful voices. They
replied, “The dew.” The Ass resolved that he would live only upon dew,
and in a short time died of hunger.</text:p>
      <!-- end -->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apos;Courier New&apos;" style:font-family-generic="modern" style:font-pitch="fixed"/>
  <style:font-face style:name="NSimSun" svg:font-family="NSimSun" style:font-family-generic="modern" style:font-pitch="fixed"/>
  <style:font-face style:name="Times New Roman" svg:font-family="&apos;Times New Roman&apos;"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212cm"/>
   <style:text-properties fo:font-size="20pt"/>
  </style:style>
  <style:style style:name="OrgDocInfo" style:family="paragraph" style:parent-style-name="Heading">
   <style:paragraph-properties fo:margin-top="0.21cm" fo:margin-bottom="0.21cm"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transparent" fo:padding="0.049cm" fo:border="0.06pt solid #000000" style:shadow="none"/>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run-through" style:number-wrapped-paragraphs="1"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style:style style:name="OrgDescriptionTerm" style:family="text">
   <style:text-properties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text:list-style style:name="OrgSrcBlockNumberedLine">
   <text:list-level-style-number text:level="1" style:num-format="1">
    <style:list-level-properties text:space-before="0.000cm" text:min-label-width="0.635cm" text:min-label-distance="0.101cm" fo:text-align="end"/>
   </text:list-level-style-number>    
   <text:list-level-style-number text:level="2" style:num-format="1">
    <style:list-level-properties text:space-before="0.635cm" text:min-label-width="0.635cm" text:min-label-distance="0.101cm" fo:text-align="end"/>
   </text:list-level-style-number>
   <text:list-level-style-number text:level="3" style:num-format="1">
    <style:list-level-properties text:space-before="1.27cm" text:min-label-width="0.635cm" text:min-label-distance="0.101cm" fo:text-align="end"/>
   </text:list-level-style-number>
   <text:list-level-style-number text:level="4" style:num-format="1">
    <style:list-level-properties text:space-before="1.905cm" text:min-label-width="0.635cm" text:min-label-distance="0.101cm" fo:text-align="end"/>
   </text:list-level-style-number>
   <text:list-level-style-number text:level="5" style:num-format="1">
    <style:list-level-properties text:space-before="2.54cm" text:min-label-width="0.635cm" text:min-label-distance="0.101cm" fo:text-align="end"/>
   </text:list-level-style-number>
   <text:list-level-style-number text:level="6" style:num-format="1">
    <style:list-level-properties text:space-before="3.175cm" text:min-label-width="0.635cm" text:min-label-distance="0.101cm" fo:text-align="end"/>
   </text:list-level-style-number>
   <text:list-level-style-number text:level="7" style:num-format="1">
    <style:list-level-properties text:space-before="3.81cm" text:min-label-width="0.635cm" text:min-label-distance="0.101cm" fo:text-align="end"/>
   </text:list-level-style-number>
   <text:list-level-style-number text:level="8" style:num-format="1">
    <style:list-level-properties text:space-before="4.445cm" text:min-label-width="0.635cm" text:min-label-distance="0.101cm" fo:text-align="end"/>
   </text:list-level-style-number>
   <text:list-level-style-number text:level="9" style:num-format="1">
    <style:list-level-properties text:space-before="5.08cm" text:min-label-width="0.635cm" text:min-label-distance="0.101cm" fo:text-align="end"/>
   </text:list-level-style-number>
   <text:list-level-style-number text:level="10" style:num-format="1">
    <style:list-level-properties text:space-before="5.71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Bibliography -->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  List style for Bibliographic entries -->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list-style style:name="OrgOutline" style:display-name="OrgOutline">
    <text:list-level-style-number text:level="1"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 style:num-format="1" text:display-levels="10">
      <style:list-level-properties text:list-level-position-and-space-mode="label-alignment">
	<style:list-level-label-alignment text:label-followed-by="nothing" fo:text-indent="-3.048cm" fo:margin-left="3.048cm"/>
      </style:list-level-properties>
    </text:list-level-style-number>
  </text:list-style>
  

  <style:style style:name="OrgCite" style:family="text"/>

  <!-- Styles for displaying Indices of Figures, Tables, Listings etc -->

  <style:style style:name="Index_20_Link" style:display-name="Index Link" style:family="text"/>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 Org Htmlfontify Styles -->

<style:style style:name="Header" style:family="paragraph" style:parent-style-name="Header_20_and_20_Footer"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style:font-name="Courier New" fo:font-family="&apos;Courier New&apos;" style:font-style-name="Regular" style:font-family-generic="modern" style:font-pitch="fixed"/>
</style:style>
<style:style style:name="OrgTitle" style:family="paragraph" style:parent-style-name="Title" style:master-page-name="OrgFirstPage">
<style:paragraph-properties fo:margin-top="3.2299in" fo:margin-bottom="0in" loext:contextual-spacing="false" fo:line-height="200%" style:page-number="auto"/>
<style:text-properties fo:text-transform="uppercase" style:font-name="Courier New" fo:font-family="&apos;Courier New&apos;" style:font-style-name="Regular" style:font-family-generic="modern" style:font-pitch="fixed" fo:font-size="12pt" fo:font-weight="normal"/>
</style:style>
<style:style style:name="OrgSubtitle" style:family="paragraph" style:parent-style-name="Subtitle" style:master-page-name="">
<style:paragraph-properties fo:margin-top="0in" fo:margin-bottom="0in" loext:contextual-spacing="false" fo:line-height="200%" style:page-number="auto" fo:break-after="page"/>
<style:text-properties style:font-name="Courier New" fo:font-family="&apos;Courier New&apos;" style:font-style-name="Regular" style:font-family-generic="modern" style:font-pitch="fixed" fo:font-size="12pt" fo:font-style="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ab-stops>
<style:tab-stop style:position="6.6929in" style:type="right"/>
</style:tab-stops>
</style:paragraph-properties>
<style:text-properties style:font-name="Courier New" fo:font-family="&apos;Courier New&apos;" style:font-style-name="Regular" style:font-family-generic="modern" style:font-pitch="fixed" fo:font-size="12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0.25in" loext:contextual-spacing="false" fo:line-height="200%" fo:text-align="center" style:justify-single-word="false" fo:text-indent="0in" style:auto-text-indent="false" style:page-number="auto"/>
<style:text-properties fo:text-transform="uppercase" style:font-name="Courier New" fo:font-family="&apos;Courier New&apos;" style:font-family-generic="modern" style:font-pitch="fixed" fo:font-size="12pt" fo:font-weight="normal" style:font-size-asian="115%" style:font-weight-asian="bold" style:font-size-complex="115%" style:font-weight-complex="bold"/>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indent="0.5in" style:auto-text-indent="false" style:page-number="auto"/>
<style:text-properties style:font-name="Courier New" fo:font-family="&apos;Courier New&apos;" style:font-style-name="Regular" style:font-family-generic="modern" style:font-pitch="fixe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style:font-name="Courier New" fo:font-family="&apos;Courier New&apos;" style:font-style-name="Regular" style:font-family-generic="modern" style:font-pitch="fixed"/>
</style:style>
</office:styles>
 <office:automatic-styles><style:page-layout style:name="Mpm4" style:page-usage="right">
<style:page-layout-properties fo:page-width="8.2701in" fo:page-height="11.6902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mirrored">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P1" style:family="paragraph" style:parent-style-name="Footer">
<style:paragraph-properties fo:text-align="center" style:justify-single-word="false"/>
</style:style>
<style:style style:name="MT1" style:family="text">
<style:text-properties officeooo:rsid="001d4108"/>
</style:style>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style:master-page style:name="OrgFirstPage" style:page-layout-name="Mpm4" style:next-style-name="OrgPage">
<style:header>
<text:p text:style-name="Header"><text:author-name text:fixed="false">George Fyler Townsend </text:author-name></text:p>
<text:p text:style-name="Header"><text:user-defined style:data-style-name="N0" text:name="E-Mail">gftownsend@example.com</text:user-defined></text:p>
</style:header>
<style:footer>
<text:p text:style-name="MP1"><text:span text:style-name="MT1">about </text:span><text:word-count style:num-format="1">353</text:word-count><text:s/><text:span text:style-name="MT1">words</text:span></text:p>
</style:footer>
</style:master-page>
<style:master-page style:name="OrgPage" style:page-layout-name="Mpm5">
<style:header>
<text:p text:style-name="Header"><text:tab/><text:tab/><text:author-name text:fixed="false">George Fyler Townsend </text:author-name> / <text:title>Aesop’s Fables</text:title><text:s/>/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esop’s Fables</dc:title>
    <meta:user-defined meta:name="E-Mail">gftownsend@example.com</meta:user-defined>
    <meta:user-defined meta:name="Subtitle">Translated by George Fyler Townsend</meta:user-defined>
  </office:meta>
</office:document-meta>
</file>